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4891b" officeooo:paragraph-rsid="0014891b"/>
    </style:style>
    <style:style style:name="P2" style:family="paragraph" style:parent-style-name="Standard">
      <style:text-properties style:text-underline-style="solid" style:text-underline-width="auto" style:text-underline-color="font-color" officeooo:rsid="00159514" officeooo:paragraph-rsid="00159514"/>
    </style:style>
    <style:style style:name="P3" style:family="paragraph" style:parent-style-name="Standard">
      <style:text-properties style:text-underline-style="solid" style:text-underline-width="auto" style:text-underline-color="font-color" officeooo:rsid="00167f73" officeooo:paragraph-rsid="00167f73"/>
    </style:style>
    <style:style style:name="P4" style:family="paragraph" style:parent-style-name="Standard">
      <style:text-properties style:text-underline-style="solid" style:text-underline-width="auto" style:text-underline-color="font-color" officeooo:rsid="00170f6d" officeooo:paragraph-rsid="00170f6d"/>
    </style:style>
    <style:style style:name="P5" style:family="paragraph" style:parent-style-name="Standard">
      <style:text-properties style:text-underline-style="solid" style:text-underline-width="auto" style:text-underline-color="font-color" officeooo:rsid="00182d1c" officeooo:paragraph-rsid="00182d1c"/>
    </style:style>
    <style:style style:name="P6" style:family="paragraph" style:parent-style-name="Standard">
      <style:text-properties style:text-underline-style="solid" style:text-underline-width="auto" style:text-underline-color="font-color" officeooo:rsid="0019136b" officeooo:paragraph-rsid="0019136b"/>
    </style:style>
    <style:style style:name="P7" style:family="paragraph" style:parent-style-name="Standard">
      <style:text-properties style:text-underline-style="solid" style:text-underline-width="auto" style:text-underline-color="font-color" officeooo:rsid="001b0189" officeooo:paragraph-rsid="001b0189"/>
    </style:style>
    <style:style style:name="P8" style:family="paragraph" style:parent-style-name="Standard">
      <style:text-properties style:text-underline-style="solid" style:text-underline-width="auto" style:text-underline-color="font-color" officeooo:rsid="001e01d9" officeooo:paragraph-rsid="001e01d9"/>
    </style:style>
    <style:style style:name="T1" style:family="text">
      <style:text-properties style:text-underline-style="none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fo:font-style="normal" style:text-underline-style="none" style:font-style-asian="normal" style:font-style-complex="normal"/>
    </style:style>
    <style:style style:name="T4" style:family="text">
      <style:text-properties fo:font-style="normal" style:text-underline-style="none" officeooo:rsid="00168137" style:font-style-asian="normal" style:font-style-complex="normal"/>
    </style:style>
    <style:style style:name="T5" style:family="text">
      <style:text-properties fo:font-style="normal" style:text-underline-style="none" officeooo:rsid="001c28f0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ymbolic vs. Hard Links:</text:p>
      <text:p text:style-name="P1"><text:span text:style-name="T1"/></text:p>
      <text:p text:style-name="P2"><text:span text:style-name="T1">Soft link is a shortcut, a hard link is linking a file to another file. Hard linked files will essentially become copies of each other.</text:span></text:p>
      <text:p text:style-name="P2"><text:span text:style-name="T1"/></text:p>
      <text:p text:style-name="P3"><text:span text:style-name="T1">Hard links have two links, one to the parent and one to itself.</text:span></text:p>
      <text:p text:style-name="P8"><text:span text:style-name="T1">3</text:span></text:p>
      <text:p text:style-name="P3"><text:span text:style-name="T1">Instead of typing out the command </text:span><text:span text:style-name="T2">each</text:span><text:span text:style-name="T3"> time, make a soft link </text:span><text:span text:style-name="T4">(ln -s /path/to/directory/ [link name] </text:span><text:span text:style-name="T3">to it.</text:span></text:p>
      <text:p text:style-name="P3"><text:span text:style-name="T3"/></text:p>
      <text:p text:style-name="P4"><text:span text:style-name="T3">Variables and Command Expansion.</text:span></text:p>
      <text:p text:style-name="P4"><text:span text:style-name="T3"/></text:p>
      <text:p text:style-name="P5"><text:span text:style-name="T3">Creating a variable: name = name of variable</text:span></text:p>
      <text:p text:style-name="P5"><text:span text:style-name="T3"/></text:p>
      <text:p text:style-name="P6"><text:span text:style-name="T3">$Name can refer to a reference variable. If there is a $ sign in front of brackets it will solve everything in those brackets and then run the following command. The named variable will then store the solution to the command.</text:span></text:p>
      <text:p text:style-name="P6"><text:span text:style-name="T3"/></text:p>
      <text:p text:style-name="P7"><text:span text:style-name="T3">Speech marks vs Quotation marks:</text:span></text:p>
      <text:p text:style-name="P7"><text:span text:style-name="T3">- </text:span><text:span text:style-name="T5">Not substitutable in Linux</text:span></text:p>
      <text:p text:style-name="P7"><text:span text:style-name="T3">- Single quotes disable the recognition of special characters</text:span></text:p>
      <text:p text:style-name="P7"><text:span text:style-name="T3">- Double quotes protect most special characters with few exceptionns</text:span></text:p>
      <text:p text:style-name="P7"><text:span text:style-name="T3">- Backslash ( \ ) <text:s/>escapes special meaning of the next charact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6T09:42:08.239548520</meta:creation-date>
    <dc:date>2019-11-06T16:56:41.746817359</dc:date>
    <meta:editing-duration>PT1H3M25S</meta:editing-duration>
    <meta:editing-cycles>2</meta:editing-cycles>
    <meta:generator>LibreOffice/6.2.2.2$Linux_X86_64 LibreOffice_project/20$Build-2</meta:generator>
    <meta:document-statistic meta:table-count="0" meta:image-count="0" meta:object-count="0" meta:page-count="1" meta:paragraph-count="13" meta:word-count="156" meta:character-count="885" meta:non-whitespace-character-count="741"/>
  </office:meta>
</office:document-meta>
</file>